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dle_time" table:style-name="ta1">
        <table:shapes>
          <draw:frame draw:z-index="0" draw:style-name="gr1" draw:text-style-name="P1" svg:width="6.2988in" svg:height="3.5429in" svg:x="3.5031in" svg:y="11.5736in">
            <draw:object draw:notify-on-update-of-ranges="idle_time.A1:idle_time.A1 idle_time.A2:idle_time.A100 idle_time.B1:idle_time.B1 idle_time.B2:idle_time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idle_time_p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43" calcext:value-type="float">
            <text:p>5.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185" calcext:value-type="float">
            <text:p>6.1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.005" calcext:value-type="float">
            <text:p>10.0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.385" calcext:value-type="float">
            <text:p>10.3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.575" calcext:value-type="float">
            <text:p>15.5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.405" calcext:value-type="float">
            <text:p>14.4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.53" calcext:value-type="float">
            <text:p>18.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.23" calcext:value-type="float">
            <text:p>20.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.635" calcext:value-type="float">
            <text:p>22.6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.79" calcext:value-type="float">
            <text:p>24.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.435" calcext:value-type="float">
            <text:p>26.4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.87" calcext:value-type="float">
            <text:p>26.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.515" calcext:value-type="float">
            <text:p>29.5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.475" calcext:value-type="float">
            <text:p>31.4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.545" calcext:value-type="float">
            <text:p>28.5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.385" calcext:value-type="float">
            <text:p>34.3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6.81" calcext:value-type="float">
            <text:p>36.8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.085" calcext:value-type="float">
            <text:p>37.0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.365" calcext:value-type="float">
            <text:p>41.3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.845" calcext:value-type="float">
            <text:p>40.8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.285" calcext:value-type="float">
            <text:p>40.2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0.32" calcext:value-type="float">
            <text:p>40.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2.31" calcext:value-type="float">
            <text:p>42.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.81" calcext:value-type="float">
            <text:p>44.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.435" calcext:value-type="float">
            <text:p>44.4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.745" calcext:value-type="float">
            <text:p>45.7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.535" calcext:value-type="float">
            <text:p>50.5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.015" calcext:value-type="float">
            <text:p>48.0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8.745" calcext:value-type="float">
            <text:p>48.7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9.955" calcext:value-type="float">
            <text:p>49.9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9.79" calcext:value-type="float">
            <text:p>49.7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.54" calcext:value-type="float">
            <text:p>53.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.91" calcext:value-type="float">
            <text:p>51.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3.08" calcext:value-type="float">
            <text:p>53.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4.725" calcext:value-type="float">
            <text:p>54.7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.87" calcext:value-type="float">
            <text:p>53.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8.085" calcext:value-type="float">
            <text:p>58.0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4.56" calcext:value-type="float">
            <text:p>54.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.49" calcext:value-type="float">
            <text:p>57.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7.975" calcext:value-type="float">
            <text:p>57.9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6.335" calcext:value-type="float">
            <text:p>56.3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5.42" calcext:value-type="float">
            <text:p>55.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8.065" calcext:value-type="float">
            <text:p>58.0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.55" calcext:value-type="float">
            <text:p>58.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8.09" calcext:value-type="float">
            <text:p>58.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9.95" calcext:value-type="float">
            <text:p>59.9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.59" calcext:value-type="float">
            <text:p>59.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.575" calcext:value-type="float">
            <text:p>60.5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.145" calcext:value-type="float">
            <text:p>63.14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.725" calcext:value-type="float">
            <text:p>63.7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2.25" calcext:value-type="float">
            <text:p>62.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1.315" calcext:value-type="float">
            <text:p>61.3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.84" calcext:value-type="float">
            <text:p>63.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1.96" calcext:value-type="float">
            <text:p>61.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.655" calcext:value-type="float">
            <text:p>63.6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.19" calcext:value-type="float">
            <text:p>63.1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2.47" calcext:value-type="float">
            <text:p>62.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.83" calcext:value-type="float">
            <text:p>63.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4.365" calcext:value-type="float">
            <text:p>64.36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4.425" calcext:value-type="float">
            <text:p>64.4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8.09" calcext:value-type="float">
            <text:p>68.0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5.88" calcext:value-type="float">
            <text:p>65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8T21:28:30.643623131</dc:date>
    <meta:editing-duration>PT59S</meta:editing-duration>
    <meta:editing-cycles>1</meta:editing-cycles>
    <meta:document-statistic meta:table-count="1" meta:cell-count="200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13cm" svg:y="4.201cm" style:legend-expansion="high" chart:style-name="ch2"/>
        <chart:plot-area chart:style-name="ch3" table:cell-range-address="idle_time.A1:idle_time.B100" chart:data-source-has-labels="row" svg:x="0.343cm" svg:y="0.158cm" svg:width="11.87cm" svg:height="8.638cm">
          <chartooo:coordinate-region svg:x="0.964cm" svg:y="0.357cm" svg:width="10.97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dle_time.B2:idle_time.B100" chart:label-cell-address="idle_time.B1:idle_time.B1" chart:class="chart:scatter">
            <chart:domain table:cell-range-address="idle_time.A2:idle_time.A100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le_time_part</text:p>
                <draw:g>
                  <svg:desc>idle_time.B1:idle_tim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dle_time.A2:idle_time.A100</svg:desc>
                </draw:g>
              </table:table-cell>
              <table:table-cell office:value-type="float" office:value="0">
                <text:p>0</text:p>
                <draw:g>
                  <svg:desc>idle_time.B2:idle_time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185">
                <text:p>6.1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0.005">
                <text:p>10.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.385">
                <text:p>10.3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4.405">
                <text:p>14.4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8.53">
                <text:p>18.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2.635">
                <text:p>22.6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4.79">
                <text:p>24.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6.435">
                <text:p>26.4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6.87">
                <text:p>26.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9.515">
                <text:p>29.5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1.475">
                <text:p>31.4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8.545">
                <text:p>28.5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4.385">
                <text:p>34.3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6.81">
                <text:p>36.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7.085">
                <text:p>37.0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1.365">
                <text:p>41.3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0.845">
                <text:p>40.8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0.285">
                <text:p>40.2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0.32">
                <text:p>40.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4.81">
                <text:p>44.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4.435">
                <text:p>44.4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5.745">
                <text:p>45.7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0.535">
                <text:p>50.5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8.015">
                <text:p>48.0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8.745">
                <text:p>48.7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49.955">
                <text:p>49.9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49.79">
                <text:p>49.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3.54">
                <text:p>53.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1.91">
                <text:p>51.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3.08">
                <text:p>53.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4.725">
                <text:p>54.7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3.87">
                <text:p>53.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8.085">
                <text:p>58.0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4.56">
                <text:p>54.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7.49">
                <text:p>57.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7.975">
                <text:p>57.9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6.335">
                <text:p>56.3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5.42">
                <text:p>55.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8.065">
                <text:p>58.0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8.09">
                <text:p>58.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9.95">
                <text:p>59.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9.59">
                <text:p>59.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60.575">
                <text:p>60.5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63.145">
                <text:p>63.1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63.725">
                <text:p>63.7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2.25">
                <text:p>62.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1.315">
                <text:p>61.3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3.84">
                <text:p>63.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1.96">
                <text:p>61.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3.655">
                <text:p>63.6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3.19">
                <text:p>63.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2.47">
                <text:p>62.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3.83">
                <text:p>63.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4.365">
                <text:p>64.3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4.425">
                <text:p>64.4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8.09">
                <text:p>68.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5.88">
                <text:p>65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